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14ab" officeooo:paragraph-rsid="000914ab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officeooo:rsid="000914ab" officeooo:paragraph-rsid="000914ab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unctional Safety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2T20:50:57.452632549</meta:creation-date>
    <meta:generator>LibreOffice/5.1.6.2$Linux_X86_64 LibreOffice_project/10m0$Build-2</meta:generator>
    <dc:date>2018-03-12T20:51:55.266610802</dc:date>
    <meta:editing-duration>PT58S</meta:editing-duration>
    <meta:editing-cycles>2</meta:editing-cycles>
    <meta:document-statistic meta:table-count="0" meta:image-count="0" meta:object-count="0" meta:page-count="1" meta:paragraph-count="1" meta:word-count="2" meta:character-count="17" meta:non-whitespace-character-count="16"/>
  </office:meta>
</office:document-meta>
</file>